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row table:style-name="ro1">
          <table:table-cell office:value-type="string" calcext:value-type="string">
            <text:p>Eurovolby 2014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Město</text:p>
          </table:table-cell>
          <table:table-cell table:style-name="Default" office:value-type="string" calcext:value-type="string">
            <text:p>voliči v seznamu</text:p>
          </table:table-cell>
          <table:table-cell table:style-name="Default" office:value-type="string" calcext:value-type="string">
            <text:p>vydané obálky</text:p>
          </table:table-cell>
          <table:table-cell table:style-name="Default" office:value-type="string" calcext:value-type="string">
            <text:p>účast v %</text:p>
          </table:table-cell>
          <table:table-cell table:style-name="Default" office:value-type="string" calcext:value-type="string">
            <text:p>platné hlasy</text:p>
          </table:table-cell>
          <table:table-cell table:style-name="Default" office:value-type="string" calcext:value-type="string">
            <text:p>hlasy pro Piráty</text:p>
          </table:table-cell>
          <table:table-cell table:style-name="Default" office:value-type="string" calcext:value-type="string">
            <text:p>v %</text:p>
          </table:table-cell>
        </table:table-row>
        <table:table-row table:style-name="ro1">
          <table:table-cell office:value-type="string" calcext:value-type="string">
            <text:p>Benešov</text:p>
          </table:table-cell>
          <table:table-cell table:style-name="ce2" office:value-type="float" office:value="77441" calcext:value-type="float">
            <text:p>77441</text:p>
          </table:table-cell>
          <table:table-cell table:style-name="ce2" office:value-type="float" office:value="14369" calcext:value-type="float">
            <text:p>14369</text:p>
          </table:table-cell>
          <table:table-cell table:formula="of:=[.C3]/[.B3]*100" office:value-type="float" office:value="18.5547707286838" calcext:value-type="float">
            <text:p>18,55</text:p>
          </table:table-cell>
          <table:table-cell office:value-type="float" office:value="14247" calcext:value-type="float">
            <text:p>14247</text:p>
          </table:table-cell>
          <table:table-cell office:value-type="float" office:value="553" calcext:value-type="float">
            <text:p>553</text:p>
          </table:table-cell>
          <table:table-cell table:formula="of:=[.F3]/14247*100" office:value-type="float" office:value="3.88151891626307" calcext:value-type="float">
            <text:p>3,88</text:p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 office:value-type="float" office:value="68937" calcext:value-type="float">
            <text:p>68937</text:p>
          </table:table-cell>
          <table:table-cell office:value-type="float" office:value="13077" calcext:value-type="float">
            <text:p>13077</text:p>
          </table:table-cell>
          <table:table-cell table:formula="of:=[.C4]/[.B4]*100" office:value-type="float" office:value="18.9694938857217" calcext:value-type="float">
            <text:p>18,97</text:p>
          </table:table-cell>
          <table:table-cell office:value-type="float" office:value="12981" calcext:value-type="float">
            <text:p>12981</text:p>
          </table:table-cell>
          <table:table-cell office:value-type="float" office:value="692" calcext:value-type="float">
            <text:p>692</text:p>
          </table:table-cell>
          <table:table-cell table:formula="of:=[.F4]/14247*100" office:value-type="float" office:value="4.85716291149014" calcext:value-type="float">
            <text:p>4,86</text:p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 office:value-type="float" office:value="128024" calcext:value-type="float">
            <text:p>128024</text:p>
          </table:table-cell>
          <table:table-cell office:value-type="float" office:value="21936" calcext:value-type="float">
            <text:p>21936</text:p>
          </table:table-cell>
          <table:table-cell table:formula="of:=[.C5]/[.B5]*100" office:value-type="float" office:value="17.1342873211273" calcext:value-type="float">
            <text:p>17,13</text:p>
          </table:table-cell>
          <table:table-cell office:value-type="float" office:value="21743" calcext:value-type="float">
            <text:p>21743</text:p>
          </table:table-cell>
          <table:table-cell office:value-type="float" office:value="1075" calcext:value-type="float">
            <text:p>1075</text:p>
          </table:table-cell>
          <table:table-cell table:formula="of:=[.F5]/14247*100" office:value-type="float" office:value="7.54544816452587" calcext:value-type="float">
            <text:p>7,55</text:p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 office:value-type="float" office:value="77462" calcext:value-type="float">
            <text:p>77462</text:p>
          </table:table-cell>
          <table:table-cell office:value-type="float" office:value="13568" calcext:value-type="float">
            <text:p>13568</text:p>
          </table:table-cell>
          <table:table-cell table:formula="of:=[.C6]/[.B6]*100" office:value-type="float" office:value="17.5156851101185" calcext:value-type="float">
            <text:p>17,52</text:p>
          </table:table-cell>
          <table:table-cell office:value-type="float" office:value="13420" calcext:value-type="float">
            <text:p>13420</text:p>
          </table:table-cell>
          <table:table-cell office:value-type="float" office:value="593" calcext:value-type="float">
            <text:p>593</text:p>
          </table:table-cell>
          <table:table-cell table:formula="of:=[.F6]/14247*100" office:value-type="float" office:value="4.16227977819892" calcext:value-type="float">
            <text:p>4,16</text:p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 office:value-type="float" office:value="60294" calcext:value-type="float">
            <text:p>60294</text:p>
          </table:table-cell>
          <table:table-cell office:value-type="float" office:value="9798" calcext:value-type="float">
            <text:p>9798</text:p>
          </table:table-cell>
          <table:table-cell table:formula="of:=[.C7]/[.B7]*100" office:value-type="float" office:value="16.2503731714599" calcext:value-type="float">
            <text:p>16,25</text:p>
          </table:table-cell>
          <table:table-cell office:value-type="float" office:value="9718" calcext:value-type="float">
            <text:p>9718</text:p>
          </table:table-cell>
          <table:table-cell office:value-type="float" office:value="466" calcext:value-type="float">
            <text:p>466</text:p>
          </table:table-cell>
          <table:table-cell table:formula="of:=[.F7]/14247*100" office:value-type="float" office:value="3.27086404155261" calcext:value-type="float">
            <text:p>3,27</text:p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 office:value-type="float" office:value="82090" calcext:value-type="float">
            <text:p>82090</text:p>
          </table:table-cell>
          <table:table-cell office:value-type="float" office:value="13450" calcext:value-type="float">
            <text:p>13450</text:p>
          </table:table-cell>
          <table:table-cell table:formula="of:=[.C8]/[.B8]*100" office:value-type="float" office:value="16.384456084785" calcext:value-type="float">
            <text:p>16,38</text:p>
          </table:table-cell>
          <table:table-cell office:value-type="float" office:value="13351" calcext:value-type="float">
            <text:p>13351</text:p>
          </table:table-cell>
          <table:table-cell office:value-type="float" office:value="723" calcext:value-type="float">
            <text:p>723</text:p>
          </table:table-cell>
          <table:table-cell table:formula="of:=[.F8]/14247*100" office:value-type="float" office:value="5.07475257949042" calcext:value-type="float">
            <text:p>5,07</text:p>
          </table:table-cell>
        </table:table-row>
        <table:table-row table:style-name="ro1">
          <table:table-cell office:value-type="string" calcext:value-type="string">
            <text:p>Mladá Boleslav</text:p>
          </table:table-cell>
          <table:table-cell office:value-type="float" office:value="94754" calcext:value-type="float">
            <text:p>94754</text:p>
          </table:table-cell>
          <table:table-cell office:value-type="float" office:value="16818" calcext:value-type="float">
            <text:p>16818</text:p>
          </table:table-cell>
          <table:table-cell table:formula="of:=[.C9]/[.B9]*100" office:value-type="float" office:value="17.7491187707115" calcext:value-type="float">
            <text:p>17,75</text:p>
          </table:table-cell>
          <table:table-cell office:value-type="float" office:value="16639" calcext:value-type="float">
            <text:p>16639</text:p>
          </table:table-cell>
          <table:table-cell office:value-type="float" office:value="777" calcext:value-type="float">
            <text:p>777</text:p>
          </table:table-cell>
          <table:table-cell table:formula="of:=[.F9]/14247*100" office:value-type="float" office:value="5.45377974310381" calcext:value-type="float">
            <text:p>5,45</text:p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 office:value-type="float" office:value="75102" calcext:value-type="float">
            <text:p>75102</text:p>
          </table:table-cell>
          <table:table-cell office:value-type="float" office:value="14167" calcext:value-type="float">
            <text:p>14167</text:p>
          </table:table-cell>
          <table:table-cell table:formula="of:=[.C10]/[.B10]*100" office:value-type="float" office:value="18.8636787302602" calcext:value-type="float">
            <text:p>18,86</text:p>
          </table:table-cell>
          <table:table-cell office:value-type="float" office:value="14072" calcext:value-type="float">
            <text:p>14072</text:p>
          </table:table-cell>
          <table:table-cell office:value-type="float" office:value="621" calcext:value-type="float">
            <text:p>621</text:p>
          </table:table-cell>
          <table:table-cell table:formula="of:=[.F10]/14247*100" office:value-type="float" office:value="4.35881238155401" calcext:value-type="float">
            <text:p>4,36</text:p>
          </table:table-cell>
        </table:table-row>
        <table:table-row table:style-name="ro1">
          <table:table-cell office:value-type="string" calcext:value-type="string">
            <text:p>Praha-východ</text:p>
          </table:table-cell>
          <table:table-cell office:value-type="float" office:value="116828" calcext:value-type="float">
            <text:p>116828</text:p>
          </table:table-cell>
          <table:table-cell office:value-type="float" office:value="27207" calcext:value-type="float">
            <text:p>27207</text:p>
          </table:table-cell>
          <table:table-cell table:formula="of:=[.C11]/[.B11]*100" office:value-type="float" office:value="23.2880816242682" calcext:value-type="float">
            <text:p>23,29</text:p>
          </table:table-cell>
          <table:table-cell office:value-type="float" office:value="26963" calcext:value-type="float">
            <text:p>26963</text:p>
          </table:table-cell>
          <table:table-cell office:value-type="float" office:value="1593" calcext:value-type="float">
            <text:p>1593</text:p>
          </table:table-cell>
          <table:table-cell table:formula="of:=[.F11]/14247*100" office:value-type="float" office:value="11.1813013265951" calcext:value-type="float">
            <text:p>11,18</text:p>
          </table:table-cell>
        </table:table-row>
        <table:table-row table:style-name="ro1">
          <table:table-cell office:value-type="string" calcext:value-type="string">
            <text:p>Praha-západ</text:p>
          </table:table-cell>
          <table:table-cell office:value-type="float" office:value="95546" calcext:value-type="float">
            <text:p>95546</text:p>
          </table:table-cell>
          <table:table-cell office:value-type="float" office:value="24953" calcext:value-type="float">
            <text:p>24953</text:p>
          </table:table-cell>
          <table:table-cell table:formula="of:=[.C12]/[.B12]*100" office:value-type="float" office:value="26.1162162727901" calcext:value-type="float">
            <text:p>26,12</text:p>
          </table:table-cell>
          <table:table-cell office:value-type="float" office:value="24782" calcext:value-type="float">
            <text:p>24782</text:p>
          </table:table-cell>
          <table:table-cell office:value-type="float" office:value="1384" calcext:value-type="float">
            <text:p>1384</text:p>
          </table:table-cell>
          <table:table-cell table:formula="of:=[.F12]/14247*100" office:value-type="float" office:value="9.71432582298028" calcext:value-type="float">
            <text:p>9,71</text:p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 office:value-type="float" office:value="92687" calcext:value-type="float">
            <text:p>92687</text:p>
          </table:table-cell>
          <table:table-cell office:value-type="float" office:value="17312" calcext:value-type="float">
            <text:p>17312</text:p>
          </table:table-cell>
          <table:table-cell table:formula="of:=[.C13]/[.B13]*100" office:value-type="float" office:value="18.6779159968496" calcext:value-type="float">
            <text:p>18,68</text:p>
          </table:table-cell>
          <table:table-cell office:value-type="float" office:value="17132" calcext:value-type="float">
            <text:p>17132</text:p>
          </table:table-cell>
          <table:table-cell office:value-type="float" office:value="838" calcext:value-type="float">
            <text:p>838</text:p>
          </table:table-cell>
          <table:table-cell table:formula="of:=[.F13]/14247*100" office:value-type="float" office:value="5.88194005755598" calcext:value-type="float">
            <text:p>5,88</text:p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 office:value-type="float" office:value="44221" calcext:value-type="float">
            <text:p>44221</text:p>
          </table:table-cell>
          <table:table-cell office:value-type="float" office:value="7934" calcext:value-type="float">
            <text:p>7934</text:p>
          </table:table-cell>
          <table:table-cell table:formula="of:=[.C14]/[.B14]*100" office:value-type="float" office:value="17.9417019063341" calcext:value-type="float">
            <text:p>17,94</text:p>
          </table:table-cell>
          <table:table-cell office:value-type="float" office:value="7854" calcext:value-type="float">
            <text:p>7854</text:p>
          </table:table-cell>
          <table:table-cell office:value-type="float" office:value="358" calcext:value-type="float">
            <text:p>358</text:p>
          </table:table-cell>
          <table:table-cell table:formula="of:=[.F14]/14247*100" office:value-type="float" office:value="2.51280971432582" calcext:value-type="float">
            <text:p>2,51</text:p>
          </table:table-cell>
        </table:table-row>
        <table:table-row table:style-name="ro1">
          <table:table-cell office:value-type="string" calcext:value-type="string">
            <text:p>celkem</text:p>
          </table:table-cell>
          <table:table-cell table:style-name="ce2" table:formula="of:=SUM([.B3:.B14])" office:value-type="float" office:value="1013386" calcext:value-type="float">
            <text:p>1013386</text:p>
          </table:table-cell>
          <table:table-cell table:style-name="ce2" table:formula="of:=SUM([.C3:.C14])" office:value-type="float" office:value="194589" calcext:value-type="float">
            <text:p>194589</text:p>
          </table:table-cell>
          <table:table-cell table:formula="of:=[.C15]/[.B15]*100" office:value-type="float" office:value="19.2018638504972" calcext:value-type="float">
            <text:p>19,20</text:p>
          </table:table-cell>
          <table:table-cell table:style-name="ce2" table:formula="of:=SUM([.E3:.E14])" office:value-type="float" office:value="192902" calcext:value-type="float">
            <text:p>192902</text:p>
          </table:table-cell>
          <table:table-cell table:style-name="ce2" table:formula="of:=SUM([.F3:.F14])" office:value-type="float" office:value="9673" calcext:value-type="float">
            <text:p>9673</text:p>
          </table:table-cell>
          <table:table-cell table:formula="of:=[.F15]/[.E15]*100" office:value-type="float" office:value="5.01446330260962" calcext:value-type="float">
            <text:p>5,01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13:10:51.606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7:10:55.362000000</meta:creation-date>
    <dc:date>2016-07-11T13:35:08.317000000</dc:date>
    <meta:editing-duration>PT1H12M5S</meta:editing-duration>
    <meta:editing-cycles>19</meta:editing-cycles>
    <meta:generator>LibreOffice/5.1.3.2$Windows_X86_64 LibreOffice_project/644e4637d1d8544fd9f56425bd6cec110e49301b</meta:generator>
    <meta:document-statistic meta:table-count="1" meta:cell-count="99" meta:object-count="0"/>
  </office:meta>
</office:document-meta>
</file>